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table:number-columns-repeated="10"/>
          <table:table-cell office:value-type="string" calcext:value-type="string">
            <text:p>743.65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20:17:53.0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9T20:19:27.494000000</dc:date>
    <meta:editing-duration>P4DT5H8M11S</meta:editing-duration>
    <meta:editing-cycles>1693</meta:editing-cycles>
    <meta:document-statistic meta:table-count="3" meta:cell-count="9528" meta:object-count="0"/>
  </office:meta>
</office:document-meta>
</file>